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237" officeooo:paragraph-rsid="0015f2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trees.LMT -I -1 -M 15 -W 0.0 -doNotMakeSplitPointActualValue -num-decimal-places 6</text:p>
      <text:p text:style-name="P1">Relation: <text:s text:c="4"/>QueryResult-weka.filters.unsupervised.attribute.Remove-R1-2,4,9,23-25</text:p>
      <text:p text:style-name="P1">Instances: <text:s text:c="3"/>699</text:p>
      <text:p text:style-name="P1">Attributes: <text:s text:c="2"/>19</text:p>
      <text:p text:style-name="P1"><text:s text:c="14"/>DraftAge</text:p>
      <text:p text:style-name="P1"><text:s text:c="14"/>country_group</text:p>
      <text:p text:style-name="P1"><text:s text:c="14"/>Height</text:p>
      <text:p text:style-name="P1"><text:s text:c="14"/>Weight</text:p>
      <text:p text:style-name="P1"><text:s text:c="14"/>Position</text:p>
      <text:p text:style-name="P1"><text:s text:c="14"/>CSS_rank</text:p>
      <text:p text:style-name="P1"><text:s text:c="14"/>rs_GP</text:p>
      <text:p text:style-name="P1"><text:s text:c="14"/>rs_G</text:p>
      <text:p text:style-name="P1"><text:s text:c="14"/>rs_A</text:p>
      <text:p text:style-name="P1"><text:s text:c="14"/>rs_P</text:p>
      <text:p text:style-name="P1"><text:s text:c="14"/>rs_PIM</text:p>
      <text:p text:style-name="P1"><text:s text:c="14"/>rs_PlusMinus</text:p>
      <text:p text:style-name="P1"><text:s text:c="14"/>po_GP</text:p>
      <text:p text:style-name="P1"><text:s text:c="14"/>po_G</text:p>
      <text:p text:style-name="P1"><text:s text:c="14"/>po_A</text:p>
      <text:p text:style-name="P1"><text:s text:c="14"/>po_P</text:p>
      <text:p text:style-name="P1"><text:s text:c="14"/>po_PIM</text:p>
      <text:p text:style-name="P1"><text:s text:c="14"/>po_PlusMinus</text:p>
      <text:p text:style-name="P1"><text:s text:c="14"/>three_classes</text:p>
      <text:p text:style-name="P1">Test mode: <text:s text:c="3"/>evaluate on training data</text:p>
      <text:p text:style-name="P1"/>
      <text:p text:style-name="P1">=== Classifier model (full training set) ===</text:p>
      <text:p text:style-name="P1"/>
      <text:p text:style-name="P1">Logistic model tree </text:p>
      <text:p text:style-name="P1">------------------</text:p>
      <text:p text:style-name="P1"/>
      <text:p text:style-name="P1">po_PlusMinus &lt;= -0.5: LM_1:20/40 (74)</text:p>
      <text:p text:style-name="P1">po_PlusMinus &gt; -0.5</text:p>
      <text:p text:style-name="P1">| <text:s text:c="2"/>rs_PlusMinus &lt;= 0.5</text:p>
      <text:p text:style-name="P1">| <text:s text:c="2"/>| <text:s text:c="2"/>rs_PlusMinus &lt;= -0.5: LM_2:20/80 (81)</text:p>
      <text:p text:style-name="P1">| <text:s text:c="2"/>| <text:s text:c="2"/>rs_PlusMinus &gt; -0.5: LM_3:20/80 (437)</text:p>
      <text:p text:style-name="P1">| <text:s text:c="2"/>rs_PlusMinus &gt; 0.5: LM_4:20/60 (107)</text:p>
      <text:p text:style-name="P1"/>
      <text:p text:style-name="P1">Number of Leaves <text:s/>: <text:tab/>4</text:p>
      <text:p text:style-name="P1"/>
      <text:p text:style-name="P1">Size of the Tree : <text:tab/>7</text:p>
      <text:p text:style-name="P1"/>
      <text:p text:style-name="P1">LM_1:</text:p>
      <text:p text:style-name="P1">Class 0 :</text:p>
      <text:p text:style-name="P1">22.792632 + </text:p>
      <text:p text:style-name="P1">[DraftAge] * -0.196186 +</text:p>
      <text:p text:style-name="P1">[country_group=USA] * -0.167611 +</text:p>
      <text:p text:style-name="P1"><text:soft-page-break/>[Height] * 0.013551 +</text:p>
      <text:p text:style-name="P1">[Weight] * -0.024187 +</text:p>
      <text:p text:style-name="P1">[Position=L] * -0.207302 +</text:p>
      <text:p text:style-name="P1">[CSS_rank] * 0.007061 +</text:p>
      <text:p text:style-name="P1">[rs_GP] * -0.010018 +</text:p>
      <text:p text:style-name="P1">[rs_A] * 0.002796 +</text:p>
      <text:p text:style-name="P1">[rs_P] * -0.003575 +</text:p>
      <text:p text:style-name="P1">[rs_PlusMinus] * 0.009781 +</text:p>
      <text:p text:style-name="P1">[po_A] * -0.044044 +</text:p>
      <text:p text:style-name="P1">[po_PIM] * -0.009183 +</text:p>
      <text:p text:style-name="P1">[po_PlusMinus] * 0.033788</text:p>
      <text:p text:style-name="P1"/>
      <text:p text:style-name="P1">Class 1 :</text:p>
      <text:p text:style-name="P1">-18.222333 + </text:p>
      <text:p text:style-name="P1">[DraftAge] * 0.09915 <text:s/>+</text:p>
      <text:p text:style-name="P1">[Weight] * 0.014486 +</text:p>
      <text:p text:style-name="P1">[Position=D] * -0.204043 +</text:p>
      <text:p text:style-name="P1">[Position=L] * 0.267647 +</text:p>
      <text:p text:style-name="P1">[Position=R] * 0.153531 +</text:p>
      <text:p text:style-name="P1">[CSS_rank] * -0.004864 +</text:p>
      <text:p text:style-name="P1">[rs_G] * -0.008026 +</text:p>
      <text:p text:style-name="P1">[rs_A] * 0.002465 +</text:p>
      <text:p text:style-name="P1">[rs_PIM] * -0.002362 +</text:p>
      <text:p text:style-name="P1">[po_GP] * 0.015712 +</text:p>
      <text:p text:style-name="P1">[po_A] * -0.015676 +</text:p>
      <text:p text:style-name="P1">[po_PIM] * 0.00613 <text:s/>+</text:p>
      <text:p text:style-name="P1">[po_PlusMinus] * -0.024402</text:p>
      <text:p text:style-name="P1"/>
      <text:p text:style-name="P1">Class 2 :</text:p>
      <text:p text:style-name="P1">-15.427126 + </text:p>
      <text:p text:style-name="P1">[DraftAge] * 0.191928 +</text:p>
      <text:p text:style-name="P1">[country_group=USA] * 0.421507 +</text:p>
      <text:p text:style-name="P1">[Height] * -0.069064 +</text:p>
      <text:p text:style-name="P1">[Weight] * 0.015427 +</text:p>
      <text:p text:style-name="P1">[CSS_rank] * -0.029344 +</text:p>
      <text:p text:style-name="P1">[rs_A] * 0.015758 +</text:p>
      <text:p text:style-name="P1">[rs_PlusMinus] * -0.006361 +</text:p>
      <text:p text:style-name="P1">[po_A] * 0.031064</text:p>
      <text:p text:style-name="P1"/>
      <text:p text:style-name="P1"/>
      <text:p text:style-name="P1"/>
      <text:p text:style-name="P1">LM_2:</text:p>
      <text:p text:style-name="P1">Class 0 :</text:p>
      <text:p text:style-name="P1">59.568938 + </text:p>
      <text:p text:style-name="P1">[DraftAge] * -0.249526 +</text:p>
      <text:p text:style-name="P1">[country_group=EURO] * 0.145765 +</text:p>
      <text:p text:style-name="P1">[country_group=CAN] * -0.318883 +</text:p>
      <text:p text:style-name="P1">[country_group=USA] * 0.089671 +</text:p>
      <text:p text:style-name="P1">[Height] * 0.096256 +</text:p>
      <text:p text:style-name="P1"><text:soft-page-break/>[Weight] * -0.032908 +</text:p>
      <text:p text:style-name="P1">[Position=L] * -0.207302 +</text:p>
      <text:p text:style-name="P1">[CSS_rank] * 0.008187 +</text:p>
      <text:p text:style-name="P1">[rs_GP] * -0.039801 +</text:p>
      <text:p text:style-name="P1">[rs_G] * 0.01052 <text:s/>+</text:p>
      <text:p text:style-name="P1">[rs_A] * -0.008514 +</text:p>
      <text:p text:style-name="P1">[rs_P] * -0.014722 +</text:p>
      <text:p text:style-name="P1">[rs_PIM] * 0.003287 +</text:p>
      <text:p text:style-name="P1">[rs_PlusMinus] * -0.007335 +</text:p>
      <text:p text:style-name="P1">[po_G] * -0.088836 +</text:p>
      <text:p text:style-name="P1">[po_A] * 0.002169 +</text:p>
      <text:p text:style-name="P1">[po_PIM] * -3.807871 +</text:p>
      <text:p text:style-name="P1">[po_PlusMinus] * 62.597713</text:p>
      <text:p text:style-name="P1"/>
      <text:p text:style-name="P1">Class 1 :</text:p>
      <text:p text:style-name="P1">-36.380643 + </text:p>
      <text:p text:style-name="P1">[DraftAge] * 0.09915 <text:s/>+</text:p>
      <text:p text:style-name="P1">[country_group=EURO] * -0.060708 +</text:p>
      <text:p text:style-name="P1">[country_group=CAN] * 0.315436 +</text:p>
      <text:p text:style-name="P1">[country_group=USA] * -0.186741 +</text:p>
      <text:p text:style-name="P1">[Height] * 0.022026 +</text:p>
      <text:p text:style-name="P1">[Weight] * 0.016745 +</text:p>
      <text:p text:style-name="P1">[Position=D] * -0.204043 +</text:p>
      <text:p text:style-name="P1">[Position=L] * 0.267647 +</text:p>
      <text:p text:style-name="P1">[Position=R] * 0.360019 +</text:p>
      <text:p text:style-name="P1">[CSS_rank] * -0.006753 +</text:p>
      <text:p text:style-name="P1">[rs_GP] * 0.008143 +</text:p>
      <text:p text:style-name="P1">[rs_G] * -0.014189 +</text:p>
      <text:p text:style-name="P1">[rs_A] * 0.016356 +</text:p>
      <text:p text:style-name="P1">[rs_PIM] * -0.003765 +</text:p>
      <text:p text:style-name="P1">[rs_PlusMinus] * 0.14534 <text:s/>+</text:p>
      <text:p text:style-name="P1">[po_GP] * 1.355 <text:s text:c="3"/>+</text:p>
      <text:p text:style-name="P1">[po_A] * 0.013102 +</text:p>
      <text:p text:style-name="P1">[po_PIM] * 0.410497 +</text:p>
      <text:p text:style-name="P1">[po_PlusMinus] * -13.275312</text:p>
      <text:p text:style-name="P1"/>
      <text:p text:style-name="P1">Class 2 :</text:p>
      <text:p text:style-name="P1">2.024522 + </text:p>
      <text:p text:style-name="P1">[DraftAge] * 0.216451 +</text:p>
      <text:p text:style-name="P1">[country_group=EURO] * -0.092341 +</text:p>
      <text:p text:style-name="P1">[country_group=CAN] * 0.028318 +</text:p>
      <text:p text:style-name="P1">[country_group=USA] * 0.154363 +</text:p>
      <text:p text:style-name="P1">[Height] * -0.162439 +</text:p>
      <text:p text:style-name="P1">[Weight] * 0.032788 +</text:p>
      <text:p text:style-name="P1">[Position=R] * 0.97431 <text:s/>+</text:p>
      <text:p text:style-name="P1">[CSS_rank] * -0.04027 +</text:p>
      <text:p text:style-name="P1">[rs_GP] * 0.005553 +</text:p>
      <text:p text:style-name="P1">[rs_A] * 0.024623 +</text:p>
      <text:p text:style-name="P1">[rs_PIM] * 0.030992 +</text:p>
      <text:p text:style-name="P1"><text:soft-page-break/>[rs_PlusMinus] * 0.119784 +</text:p>
      <text:p text:style-name="P1">[po_GP] * -1.084506 +</text:p>
      <text:p text:style-name="P1">[po_A] * -2.408501 +</text:p>
      <text:p text:style-name="P1">[po_P] * -0.185506 +</text:p>
      <text:p text:style-name="P1">[po_PIM] * 0.476493 +</text:p>
      <text:p text:style-name="P1">[po_PlusMinus] * -12.003513</text:p>
      <text:p text:style-name="P1"/>
      <text:p text:style-name="P1">LM_3:</text:p>
      <text:p text:style-name="P1">Class 0 :</text:p>
      <text:p text:style-name="P1">1.68879 <text:s/>+ </text:p>
      <text:p text:style-name="P1">[DraftAge] * -0.209737 +</text:p>
      <text:p text:style-name="P1">[country_group=EURO] * 0.145765 +</text:p>
      <text:p text:style-name="P1">[country_group=CAN] * -0.456383 +</text:p>
      <text:p text:style-name="P1">[country_group=USA] * 0.089671 +</text:p>
      <text:p text:style-name="P1">[Height] * 0.171238 +</text:p>
      <text:p text:style-name="P1">[Weight] * -0.0408 +</text:p>
      <text:p text:style-name="P1">[Position=L] * -0.207302 +</text:p>
      <text:p text:style-name="P1">[CSS_rank] * 0.008187 +</text:p>
      <text:p text:style-name="P1">[rs_GP] * -0.046666 +</text:p>
      <text:p text:style-name="P1">[rs_G] * 0.01052 <text:s/>+</text:p>
      <text:p text:style-name="P1">[rs_A] * -0.008514 +</text:p>
      <text:p text:style-name="P1">[rs_P] * -0.014722 +</text:p>
      <text:p text:style-name="P1">[rs_PIM] * 0.005602 +</text:p>
      <text:p text:style-name="P1">[rs_PlusMinus] * -0.208581 +</text:p>
      <text:p text:style-name="P1">[po_G] * -0.088836 +</text:p>
      <text:p text:style-name="P1">[po_A] * 0.033931 +</text:p>
      <text:p text:style-name="P1">[po_PIM] * -0.003441 +</text:p>
      <text:p text:style-name="P1">[po_PlusMinus] * 8.040934</text:p>
      <text:p text:style-name="P1"/>
      <text:p text:style-name="P1">Class 1 :</text:p>
      <text:p text:style-name="P1">-6.193973 + </text:p>
      <text:p text:style-name="P1">[DraftAge] * 0.09915 <text:s/>+</text:p>
      <text:p text:style-name="P1">[country_group=EURO] * -0.060708 +</text:p>
      <text:p text:style-name="P1">[country_group=CAN] * 0.315436 +</text:p>
      <text:p text:style-name="P1">[country_group=USA] * -0.186741 +</text:p>
      <text:p text:style-name="P1">[Height] * 0.015339 +</text:p>
      <text:p text:style-name="P1">[Weight] * 0.017818 +</text:p>
      <text:p text:style-name="P1">[Position=D] * -0.204043 +</text:p>
      <text:p text:style-name="P1">[Position=L] * 0.267647 +</text:p>
      <text:p text:style-name="P1">[Position=R] * 0.471708 +</text:p>
      <text:p text:style-name="P1">[CSS_rank] * -0.00841 +</text:p>
      <text:p text:style-name="P1">[rs_GP] * 0.011916 +</text:p>
      <text:p text:style-name="P1">[rs_G] * -0.01913 +</text:p>
      <text:p text:style-name="P1">[rs_A] * 0.016356 +</text:p>
      <text:p text:style-name="P1">[rs_PIM] * -0.003765 +</text:p>
      <text:p text:style-name="P1">[rs_PlusMinus] * 0.325855 +</text:p>
      <text:p text:style-name="P1">[po_GP] * 0.015712 +</text:p>
      <text:p text:style-name="P1">[po_G] * 0.014962 +</text:p>
      <text:p text:style-name="P1">[po_A] * -0.035818 +</text:p>
      <text:p text:style-name="P1"><text:soft-page-break/>[po_PIM] * 0.007513 +</text:p>
      <text:p text:style-name="P1">[po_PlusMinus] * -11.581704</text:p>
      <text:p text:style-name="P1"/>
      <text:p text:style-name="P1">Class 2 :</text:p>
      <text:p text:style-name="P1">4.568641 + </text:p>
      <text:p text:style-name="P1">[DraftAge] * 0.216451 +</text:p>
      <text:p text:style-name="P1">[country_group=EURO] * -0.092341 +</text:p>
      <text:p text:style-name="P1">[country_group=CAN] * 0.028318 +</text:p>
      <text:p text:style-name="P1">[country_group=USA] * -0.009525 +</text:p>
      <text:p text:style-name="P1">[Height] * -0.209744 +</text:p>
      <text:p text:style-name="P1">[Weight] * 0.036776 +</text:p>
      <text:p text:style-name="P1">[Position=D] * 0.056134 +</text:p>
      <text:p text:style-name="P1">[Position=R] * -0.099851 +</text:p>
      <text:p text:style-name="P1">[CSS_rank] * -0.042205 +</text:p>
      <text:p text:style-name="P1">[rs_GP] * 0.006564 +</text:p>
      <text:p text:style-name="P1">[rs_A] * 0.021534 +</text:p>
      <text:p text:style-name="P1">[rs_PIM] * -0.002431 +</text:p>
      <text:p text:style-name="P1">[rs_PlusMinus] * 0.119784 +</text:p>
      <text:p text:style-name="P1">[po_GP] * -0.004624 +</text:p>
      <text:p text:style-name="P1">[po_A] * 0.031064 +</text:p>
      <text:p text:style-name="P1">[po_PlusMinus] * -11.068936</text:p>
      <text:p text:style-name="P1"/>
      <text:p text:style-name="P1">LM_4:</text:p>
      <text:p text:style-name="P1">Class 0 :</text:p>
      <text:p text:style-name="P1">33.21251 + </text:p>
      <text:p text:style-name="P1">[DraftAge] * -0.783943 +</text:p>
      <text:p text:style-name="P1">[country_group=EURO] * 2.915963 +</text:p>
      <text:p text:style-name="P1">[country_group=CAN] * -0.218121 +</text:p>
      <text:p text:style-name="P1">[country_group=USA] * -0.167611 +</text:p>
      <text:p text:style-name="P1">[Height] * 0.013551 +</text:p>
      <text:p text:style-name="P1">[Weight] * -0.026453 +</text:p>
      <text:p text:style-name="P1">[Position=C] * -0.898704 +</text:p>
      <text:p text:style-name="P1">[Position=L] * -0.207302 +</text:p>
      <text:p text:style-name="P1">[CSS_rank] * -0.061433 +</text:p>
      <text:p text:style-name="P1">[rs_GP] * -0.023181 +</text:p>
      <text:p text:style-name="P1">[rs_G] * -0.058089 +</text:p>
      <text:p text:style-name="P1">[rs_A] * -0.008514 +</text:p>
      <text:p text:style-name="P1">[rs_P] * -0.014722 +</text:p>
      <text:p text:style-name="P1">[rs_PIM] * 0.001364 +</text:p>
      <text:p text:style-name="P1">[rs_PlusMinus] * -0.021826 +</text:p>
      <text:p text:style-name="P1">[po_G] * -0.061159 +</text:p>
      <text:p text:style-name="P1">[po_A] * -0.163493 +</text:p>
      <text:p text:style-name="P1">[po_PIM] * -0.27023 +</text:p>
      <text:p text:style-name="P1">[po_PlusMinus] * 46.328635</text:p>
      <text:p text:style-name="P1"/>
      <text:p text:style-name="P1">Class 1 :</text:p>
      <text:p text:style-name="P1">-23.271078 + </text:p>
      <text:p text:style-name="P1">[DraftAge] * 0.09915 <text:s/>+</text:p>
      <text:p text:style-name="P1">[country_group=CAN] * 3.829054 +</text:p>
      <text:p text:style-name="P1"><text:soft-page-break/>[Height] * 0.035276 +</text:p>
      <text:p text:style-name="P1">[Weight] * 0.015283 +</text:p>
      <text:p text:style-name="P1">[Position=D] * -0.204043 +</text:p>
      <text:p text:style-name="P1">[Position=C] * 2.181128 +</text:p>
      <text:p text:style-name="P1">[Position=L] * 0.267647 +</text:p>
      <text:p text:style-name="P1">[Position=R] * 0.216429 +</text:p>
      <text:p text:style-name="P1">[CSS_rank] * 0.030069 +</text:p>
      <text:p text:style-name="P1">[rs_GP] * 0.004861 +</text:p>
      <text:p text:style-name="P1">[rs_G] * 0.167587 +</text:p>
      <text:p text:style-name="P1">[rs_A] * 0.015016 +</text:p>
      <text:p text:style-name="P1">[rs_PIM] * -0.003765 +</text:p>
      <text:p text:style-name="P1">[rs_PlusMinus] * 0.016798 +</text:p>
      <text:p text:style-name="P1">[po_GP] * 0.015712 +</text:p>
      <text:p text:style-name="P1">[po_G] * 0.109646 +</text:p>
      <text:p text:style-name="P1">[po_A] * -0.009832 +</text:p>
      <text:p text:style-name="P1">[po_PIM] * 0.133127 +</text:p>
      <text:p text:style-name="P1">[po_PlusMinus] * -13.275312</text:p>
      <text:p text:style-name="P1"/>
      <text:p text:style-name="P1">Class 2 :</text:p>
      <text:p text:style-name="P1">-51.596122 + </text:p>
      <text:p text:style-name="P1">[DraftAge] * 0.216451 +</text:p>
      <text:p text:style-name="P1">[country_group=EURO] * -0.092341 +</text:p>
      <text:p text:style-name="P1">[country_group=USA] * 4.236789 +</text:p>
      <text:p text:style-name="P1">[Height] * -0.093579 +</text:p>
      <text:p text:style-name="P1">[Weight] * 0.188943 +</text:p>
      <text:p text:style-name="P1">[Position=D] * 3.085822 +</text:p>
      <text:p text:style-name="P1">[Position=R] * -0.099851 +</text:p>
      <text:p text:style-name="P1">[CSS_rank] * -0.039727 +</text:p>
      <text:p text:style-name="P1">[rs_GP] * 0.00363 <text:s/>+</text:p>
      <text:p text:style-name="P1">[rs_A] * 0.024623 +</text:p>
      <text:p text:style-name="P1">[rs_PIM] * -0.000588 +</text:p>
      <text:p text:style-name="P1">[rs_PlusMinus] * 0.001352 +</text:p>
      <text:p text:style-name="P1">[po_GP] * 0.854146 +</text:p>
      <text:p text:style-name="P1">[po_A] * 0.129262 +</text:p>
      <text:p text:style-name="P1">[po_PlusMinus] * -12.003513</text:p>
      <text:p text:style-name="P1"/>
      <text:p text:style-name="P1"/>
      <text:p text:style-name="P1">Time taken to build model: 0.9 seconds</text:p>
      <text:p text:style-name="P1"/>
      <text:p text:style-name="P1">=== Evaluation on training set ===</text:p>
      <text:p text:style-name="P1"/>
      <text:p text:style-name="P1">Time taken to test model on training data: 0.01 seconds</text:p>
      <text:p text:style-name="P1"/>
      <text:p text:style-name="P1">=== Summary ===</text:p>
      <text:p text:style-name="P1"/>
      <text:p text:style-name="P1">Correctly Classified Instances <text:s text:c="8"/>555 <text:s text:c="14"/>79.3991 %</text:p>
      <text:p text:style-name="P1">Incorrectly Classified Instances <text:s text:c="6"/>144 <text:s text:c="14"/>20.6009 %</text:p>
      <text:p text:style-name="P1">Kappa statistic <text:s text:c="25"/>0.6372</text:p>
      <text:p text:style-name="P1">Mean absolute error <text:s text:c="21"/>0.1944</text:p>
      <text:p text:style-name="P1"><text:soft-page-break/>Root mean squared error <text:s text:c="17"/>0.3103</text:p>
      <text:p text:style-name="P1">Relative absolute error <text:s text:c="16"/>50.7958 %</text:p>
      <text:p text:style-name="P1">Root relative squared error <text:s text:c="12"/>70.9756 %</text:p>
      <text:p text:style-name="P1">Total Number of Instances <text:s text:c="13"/>699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98 <text:s text:c="3"/>0.111 <text:s text:c="3"/>0.912 <text:s text:c="5"/>0.898 <text:s text:c="3"/>0.905 <text:s text:c="5"/>0.785 <text:s text:c="3"/>0.960 <text:s text:c="4"/>0.973 <text:s text:c="4"/>Good</text:p>
      <text:p text:style-name="P1"><text:s text:c="17"/>0.767 <text:s text:c="3"/>0.182 <text:s text:c="3"/>0.644 <text:s text:c="5"/>0.767 <text:s text:c="3"/>0.700 <text:s text:c="5"/>0.559 <text:s text:c="3"/>0.875 <text:s text:c="4"/>0.705 <text:s text:c="4"/>Better</text:p>
      <text:p text:style-name="P1"><text:s text:c="17"/>0.421 <text:s text:c="3"/>0.035 <text:s text:c="3"/>0.656 <text:s text:c="5"/>0.421 <text:s text:c="3"/>0.513 <text:s text:c="5"/>0.469 <text:s text:c="3"/>0.899 <text:s text:c="4"/>0.583 <text:s text:c="4"/>Best</text:p>
      <text:p text:style-name="P1">Weighted Avg. <text:s text:c="3"/>0.794 <text:s text:c="3"/>0.122 <text:s text:c="3"/>0.797 <text:s text:c="5"/>0.794 <text:s text:c="3"/>0.790 <text:s text:c="5"/>0.674 <text:s text:c="3"/>0.926 <text:s text:c="4"/>0.840 <text:s text:c="4"/></text:p>
      <text:p text:style-name="P1"/>
      <text:p text:style-name="P1">=== Confusion Matrix ===</text:p>
      <text:p text:style-name="P1"/>
      <text:p text:style-name="P1"><text:s text:c="3"/>a <text:s text:c="2"/>b <text:s text:c="2"/>c <text:s text:c="2"/>&lt;-- classified as</text:p>
      <text:p text:style-name="P1"><text:s/>354 <text:s/>40 <text:s text:c="2"/>0 | <text:s text:c="2"/>a = Good</text:p>
      <text:p text:style-name="P1"><text:s text:c="2"/>28 161 <text:s/>21 | <text:s text:c="2"/>b = Better</text:p>
      <text:p text:style-name="P1"><text:s text:c="3"/>6 <text:s/>49 <text:s/>40 | <text:s text:c="2"/>c = B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4:43:56.126260416</meta:creation-date>
    <dc:date>2017-07-21T14:44:46.033411140</dc:date>
    <meta:editing-duration>PT51S</meta:editing-duration>
    <meta:editing-cycles>1</meta:editing-cycles>
    <meta:document-statistic meta:table-count="0" meta:image-count="0" meta:object-count="0" meta:page-count="7" meta:paragraph-count="282" meta:word-count="1085" meta:character-count="7149" meta:non-whitespace-character-count="5637"/>
    <meta:generator>LibreOffice/5.1.6.2$Linux_X86_64 LibreOffice_project/10m0$Build-2</meta:generator>
  </office:meta>
</office:document-meta>
</file>